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32000000299C7C2EF356DDBA61F.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201000001C40000009D1D806253BF6B254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43"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44" style:family="graphic" style:parent-style-name="objectwithoutfill">
      <style:graphic-properties svg:stroke-color="#000000"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46"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50" style:family="graphic" style:parent-style-name="objectwithoutfill">
      <style:graphic-properties svg:stroke-color="#b2b2b2" svg:stroke-opacity="50%" draw:fill="none" draw:textarea-vertical-align="middle"/>
    </style:style>
    <style:style style:name="gr51" style:family="graphic" style:parent-style-name="standard">
      <style:graphic-properties draw:fill="solid" draw:fill-color="#d4ea6b" draw:textarea-horizontal-align="justify" draw:textarea-vertical-align="middle" draw:auto-grow-height="false" fo:min-height="0.068cm" fo:min-width="0.823cm"/>
    </style:style>
    <style:style style:name="gr52" style:family="graphic" style:parent-style-name="standard">
      <style:graphic-properties draw:fill="solid" draw:fill-color="#d4ea6b" draw:textarea-horizontal-align="justify" draw:textarea-vertical-align="middle" draw:auto-grow-height="false" fo:min-height="7.116cm" fo:min-width="0.135cm"/>
    </style:style>
    <style:style style:name="gr53"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55"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56"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61"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62"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63"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65" style:family="graphic" style:parent-style-name="standard">
      <style:graphic-properties draw:textarea-horizontal-align="justify" draw:textarea-vertical-align="middle" draw:auto-grow-height="false" fo:min-height="1.457cm" fo:min-width="3.272cm"/>
      <style:paragraph-properties style:writing-mode="lr-tb"/>
    </style:style>
    <style:style style:name="gr66" style:family="graphic" style:parent-style-name="standard">
      <style:graphic-properties draw:textarea-horizontal-align="justify" draw:textarea-vertical-align="middle" draw:auto-grow-height="false" fo:min-height="1.368cm" fo:min-width="3.272cm"/>
      <style:paragraph-properties style:writing-mode="lr-tb"/>
    </style:style>
    <style:style style:name="gr67" style:family="graphic" style:parent-style-name="standard">
      <style:graphic-properties draw:textarea-horizontal-align="justify" draw:textarea-vertical-align="middle" draw:auto-grow-height="false" fo:min-height="0.512cm" fo:min-width="2.675cm"/>
      <style:paragraph-properties style:writing-mode="lr-tb"/>
    </style:style>
    <style:style style:name="gr68" style:family="graphic" style:parent-style-name="standard">
      <style:graphic-properties draw:textarea-horizontal-align="justify" draw:textarea-vertical-align="middle" draw:auto-grow-height="false" fo:min-height="0.639cm" fo:min-width="2.675cm"/>
      <style:paragraph-properties style:writing-mode="lr-tb"/>
    </style:style>
    <style:style style:name="gr69" style:family="graphic" style:parent-style-name="standard">
      <style:graphic-properties draw:textarea-horizontal-align="justify" draw:textarea-vertical-align="middle" draw:auto-grow-height="false" fo:min-height="2.535cm" fo:min-width="4.17cm"/>
      <style:paragraph-properties style:writing-mode="lr-tb"/>
    </style:style>
    <style:style style:name="gr70" style:family="graphic" style:parent-style-name="standard">
      <style:graphic-properties draw:textarea-horizontal-align="justify" draw:textarea-vertical-align="middle" draw:auto-grow-height="false" fo:min-height="0.515cm" fo:min-width="2.794cm"/>
      <style:paragraph-properties style:writing-mode="lr-tb"/>
    </style:style>
    <style:style style:name="gr71" style:family="graphic" style:parent-style-name="standard">
      <style:graphic-properties draw:fill="solid" draw:fill-color="#ffffd7" draw:textarea-horizontal-align="justify" draw:textarea-vertical-align="middle" draw:auto-grow-height="false" fo:min-height="1.768cm" fo:min-width="1.152cm"/>
    </style:style>
    <style:style style:name="gr72" style:family="graphic" style:parent-style-name="standard">
      <style:graphic-properties draw:stroke="none" draw:fill="none" fo:min-height="1.667cm"/>
      <style:paragraph-properties style:writing-mode="lr-tb"/>
    </style:style>
    <style:style style:name="gr73" style:family="graphic" style:parent-style-name="standard">
      <style:graphic-properties draw:textarea-horizontal-align="justify" draw:textarea-vertical-align="middle" draw:auto-grow-height="false" fo:min-height="0.893cm" fo:min-width="3.691cm"/>
      <style:paragraph-properties style:writing-mode="lr-tb"/>
    </style:style>
    <style:style style:name="gr74" style:family="graphic" style:parent-style-name="standard">
      <style:graphic-properties draw:fill="solid" draw:fill-color="#ffffff" draw:textarea-horizontal-align="justify" draw:textarea-vertical-align="middle" draw:auto-grow-height="false" fo:min-height="1.768cm" fo:min-width="1.152cm"/>
    </style:style>
    <style:style style:name="gr7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6" style:family="graphic" style:parent-style-name="standard">
      <style:graphic-properties draw:textarea-horizontal-align="justify" draw:textarea-vertical-align="middle" draw:auto-grow-height="false" fo:min-height="0.893cm" fo:min-width="5.596cm"/>
      <style:paragraph-properties style:writing-mode="lr-tb"/>
    </style:style>
    <style:style style:name="gr77"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78"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79"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8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1" style:family="graphic" style:parent-style-name="standard">
      <style:graphic-properties draw:textarea-horizontal-align="justify" draw:textarea-vertical-align="middle" draw:auto-grow-height="false" fo:min-height="0.258cm" fo:min-width="1.167cm"/>
    </style:style>
    <style:style style:name="gr82" style:family="graphic" style:parent-style-name="standard">
      <style:graphic-properties draw:textarea-horizontal-align="justify" draw:textarea-vertical-align="middle" draw:auto-grow-height="false" fo:min-height="0.324cm" fo:min-width="4.383cm"/>
    </style:style>
    <style:style style:name="gr83"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loext:graphic-properties draw:fill="solid" draw:fill-color="#e8f2a1" draw:opacity="50%"/>
      <style:paragraph-properties fo:text-align="center"/>
    </style:style>
    <style:style style:name="P21" style:family="paragraph">
      <loext:graphic-properties draw:fill="solid" draw:fill-color="#e8f2a1" draw:opacity="10%"/>
      <style:paragraph-properties fo:text-align="center"/>
    </style:style>
    <style:style style:name="P22" style:family="paragraph">
      <loext:graphic-properties draw:fill="solid" draw:fill-color="#d4ea6b"/>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solid" draw:fill-color="#d4ea6b" draw:opacity="50%"/>
      <style:paragraph-properties fo:text-align="center"/>
    </style:style>
    <style:style style:name="P25" style:family="paragraph">
      <style:text-properties fo:font-size="18pt"/>
    </style:style>
    <style:style style:name="P26" style:family="paragraph">
      <loext:graphic-properties draw:fill="none" draw:fill-color="#ffffff"/>
      <style:paragraph-properties style:writing-mode="lr-tb"/>
      <style:text-properties fo:font-size="18pt"/>
    </style:style>
    <style:style style:name="P27" style:family="paragraph">
      <style:paragraph-properties fo:text-align="center"/>
    </style:style>
    <style:style style:name="P28" style:family="paragraph">
      <loext:graphic-properties draw:fill="solid" draw:fill-color="#ffffd7"/>
      <style:paragraph-properties fo:text-align="center"/>
    </style:style>
    <style:style style:name="P29" style:family="paragraph">
      <style:paragraph-properties fo:margin-top="0.42cm" fo:margin-bottom="0.35cm"/>
    </style:style>
    <style:style style:name="P30" style:family="paragraph">
      <loext:graphic-properties draw:fill="none"/>
      <style:paragraph-properties fo:margin-top="0.42cm" fo:margin-bottom="0.35cm" style:writing-mode="lr-tb"/>
      <style:text-properties fo:font-size="6pt" fo:font-style="italic" style:font-size-asian="10pt" style:font-size-complex="10pt"/>
    </style:style>
    <style:style style:name="P31" style:family="paragraph">
      <loext:graphic-properties draw:fill="solid" draw:fill-color="#ffffff"/>
      <style:paragraph-properties fo:text-align="center"/>
    </style:style>
    <style:style style:name="P32" style:family="paragraph">
      <loext:graphic-properties draw:fill="solid" draw:fill-color="#729fcf"/>
      <style:paragraph-properties fo:text-align="center"/>
    </style:style>
    <style:style style:name="P33" style:family="paragraph">
      <loext:graphic-properties draw:fill="solid" draw:fill-color="#5983b0"/>
      <style:paragraph-properties fo:text-align="center"/>
    </style:style>
    <style:style style:name="P34" style:family="paragraph">
      <loext:graphic-properties draw:fill="none" draw:fill-color="#ffffff"/>
      <style:paragraph-properties fo:text-align="center"/>
    </style:style>
    <style:style style:name="P35"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6pt" style:font-size-asian="16pt" style:font-size-complex="16pt"/>
    </style:style>
    <style:style style:name="T6" style:family="text">
      <style:text-properties fo:font-size="6pt" fo:font-style="italic" style:font-size-asian="10pt" style:font-size-complex="10pt"/>
    </style:style>
    <style:style style:name="T7"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3.98cm">
          <draw:text-box>
            <text:p>Lots of individual services each playing their part</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3.979cm">
          <draw:text-box>
            <text:p>Lots of individual services each playing their part</text:p>
          </draw:text-box>
        </draw:frame>
        <draw:frame draw:style-name="gr29" draw:text-style-name="P14" draw:layer="layout" svg:width="11.458cm" svg:height="0.962cm" svg:x="2.764cm" svg:y="14.8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6" draw:style-name="dp1" draw:master-page-name="Empty_25_20diagram">
        <draw:custom-shape draw:style-name="gr42" draw:text-style-name="P20"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5.659cm" svg:y2="8.055cm">
          <text:p/>
        </draw:line>
        <draw:line draw:style-name="gr44" draw:text-style-name="P13" draw:layer="layout" svg:x1="15.659cm" svg:y1="8.055cm" svg:x2="20.501cm" svg:y2="10.341cm">
          <text:p/>
        </draw:line>
        <draw:line draw:style-name="gr44" draw:text-style-name="P13" draw:layer="layout" svg:x1="15.659cm" svg:y1="8.055cm" svg:x2="22.917cm" svg:y2="7.735cm">
          <text:p/>
        </draw:line>
        <draw:frame draw:style-name="gr45"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44"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7"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1.033cm" svg:y2="4.88cm">
          <text:p/>
        </draw:line>
        <draw:line draw:style-name="gr44" draw:text-style-name="P13" draw:layer="layout" svg:x1="12.049cm" svg:y1="7.096cm" svg:x2="22.917cm" svg:y2="7.735cm">
          <text:p/>
        </draw:line>
        <draw:frame draw:style-name="gr47"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44" draw:text-style-name="P13" draw:layer="layout" svg:x1="10.906cm" svg:y1="4.88cm" svg:x2="20.502cm" svg:y2="10.342cm">
          <text:p/>
        </draw:line>
        <draw:line draw:style-name="gr44" draw:text-style-name="P13" draw:layer="layout" svg:x1="11.922cm" svg:y1="6.969cm" svg:x2="20.502cm" svg:y2="10.342cm">
          <text:p/>
        </draw:line>
        <draw:line draw:style-name="gr44" draw:text-style-name="P13" draw:layer="layout" svg:x1="9.763cm" svg:y1="9.452cm" svg:x2="20.502cm" svg:y2="10.342cm">
          <text:p/>
        </draw:line>
        <draw:line draw:style-name="gr44" draw:text-style-name="P13" draw:layer="layout" svg:x1="9.636cm" svg:y1="9.325cm" svg:x2="22.918cm" svg:y2="7.736cm">
          <text:p/>
        </draw:line>
        <draw:line draw:style-name="gr44" draw:text-style-name="P13" draw:layer="layout" svg:x1="11.795cm" svg:y1="11.795cm" svg:x2="20.502cm" svg:y2="10.343cm">
          <text:p/>
        </draw:line>
        <draw:line draw:style-name="gr44"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48" draw:text-style-name="P14" draw:layer="layout" svg:width="17.23cm" svg:height="1.673cm" svg:x="2.82cm" svg:y="15.483cm">
          <draw:text-box>
            <text:p><text:span text:style-name="T3">Each application maintains its own connection to the VO</text:span></text:p>
          </draw:text-box>
        </draw:frame>
      </draw:page>
      <draw:page draw:name="page8"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49"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3" draw:text-style-name="P14" draw:layer="layout" svg:width="12.279cm" svg:height="0.839cm" svg:x="9.39cm" svg:y="16.686cm">
          <draw:text-box>
            <text:p><text:span text:style-name="T4"><text:s/></text:span><text:span text:style-name="T4">image.load.fits <text:s/>&lt;http://example.org/.../image.fits&gt;</text:span></text:p>
          </draw:text-box>
        </draw:frame>
        <draw:frame draw:style-name="gr54" draw:text-style-name="P14" draw:layer="layout" svg:width="6.983cm" svg:height="0.839cm" svg:x="9.39cm" svg:y="17.587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6" draw:text-style-name="P14" draw:layer="layout" svg:width="12.91cm" svg:height="0.839cm" svg:x="9.191cm" svg:y="15.787cm">
          <draw:text-box>
            <text:p><text:span text:style-name="T4"><text:s text:c="2"/></text:span><text:span text:style-name="T4">table.load.votable <text:s/>&lt;http://example.org/.../table.vot&gt;</text:span></text:p>
          </draw:text-box>
        </draw:frame>
        <draw:frame draw:style-name="gr57" draw:text-style-name="P14" draw:layer="layout" svg:width="17.651cm" svg:height="0.962cm" svg:x="2.279cm" svg:y="14.471cm">
          <draw:text-box>
            <text:p>Applications can use SAMP to send messages to each other </text:p>
          </draw:text-box>
        </draw:frame>
      </draw:page>
      <draw:page draw:name="page9"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8" draw:text-style-name="P14" draw:layer="layout" svg:width="4.079cm" svg:height="0.839cm" svg:x="9.99cm" svg:y="14.186cm">
          <draw:text-box>
            <text:p><text:span text:style-name="T4">Send to Aladin:</text:span></text:p>
          </draw:text-box>
        </draw:frame>
        <draw:frame draw:style-name="gr54" draw:text-style-name="P14" draw:layer="layout" svg:width="6.983cm" svg:height="0.839cm" svg:x="9.809cm" svg:y="17.775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9" draw:text-style-name="P14" draw:layer="layout" svg:width="13.359cm" svg:height="0.962cm" svg:x="8.18cm" svg:y="13.271cm">
          <draw:text-box>
            <text:p>Messages can be sent to specific applications</text:p>
          </draw:text-box>
        </draw:frame>
        <draw:frame draw:style-name="gr53" draw:text-style-name="P14" draw:layer="layout" svg:width="12.279cm" svg:height="0.839cm" svg:x="9.89cm" svg:y="14.89cm">
          <draw:text-box>
            <text:p><text:span text:style-name="T4"><text:s/></text:span><text:span text:style-name="T4">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60" draw:text-style-name="P14" draw:layer="layout" svg:width="3.165cm" svg:height="0.839cm" svg:x="9.991cm" svg:y="17.087cm">
          <draw:text-box>
            <text:p><text:span text:style-name="T4">Send to all:</text:span></text:p>
          </draw:text-box>
        </draw:frame>
      </draw:page>
      <draw:page draw:name="page10" draw:style-name="dp1" draw:master-page-name="Empty_25_20diagram">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50" draw:text-style-name="P13" draw:layer="layout" svg:x1="9.636cm" svg:y1="6.715cm" svg:x2="20.502cm" svg:y2="10.342cm">
          <text:p/>
        </draw:line>
        <draw:line draw:style-name="gr50" draw:text-style-name="P13" draw:layer="layout" svg:x1="20.377cm" svg:y1="5.195cm" svg:x2="9.89cm" svg:y2="4.302cm">
          <text:p/>
        </draw:line>
        <draw:line draw:style-name="gr50" draw:text-style-name="P13" draw:layer="layout" svg:x1="9.509cm" svg:y1="6.715cm" svg:x2="22.917cm" svg:y2="7.735cm">
          <text:p/>
        </draw:line>
        <draw:line draw:style-name="gr50" draw:text-style-name="P13" draw:layer="layout" svg:x1="10.017cm" svg:y1="4.429cm" svg:x2="20.502cm" svg:y2="10.342cm">
          <text:p/>
        </draw:line>
        <draw:line draw:style-name="gr50" draw:text-style-name="P13" draw:layer="layout" svg:x1="9.636cm" svg:y1="8.747cm" svg:x2="20.502cm" svg:y2="10.342cm">
          <text:p/>
        </draw:line>
        <draw:line draw:style-name="gr50" draw:text-style-name="P13" draw:layer="layout" svg:x1="9.636cm" svg:y1="8.874cm" svg:x2="22.918cm" svg:y2="7.736cm">
          <text:p/>
        </draw:line>
        <draw:line draw:style-name="gr50" draw:text-style-name="P13" draw:layer="layout" svg:x1="10.017cm" svg:y1="10.652cm" svg:x2="20.502cm" svg:y2="10.343cm">
          <text:p/>
        </draw:line>
        <draw:line draw:style-name="gr50" draw:text-style-name="P13" draw:layer="layout" svg:x1="9.89cm" svg:y1="10.779cm" svg:x2="22.919cm" svg:y2="7.737cm">
          <text:p/>
        </draw:line>
        <draw:g>
          <draw:custom-shape draw:style-name="gr61" draw:text-style-name="P24" draw:layer="layout" svg:width="0.635cm" svg:height="7.366cm" svg:x="9.637cm" svg:y="4.656cm">
            <text:p/>
            <draw:enhanced-geometry svg:viewBox="0 0 21600 21600" draw:type="rectangle" draw:enhanced-path="M 0 0 L 21600 0 21600 21600 0 21600 0 0 Z N"/>
          </draw:custom-shape>
          <draw:custom-shape draw:style-name="gr62" draw:text-style-name="P24"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63"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45" draw:text-style-name="P26" draw:layer="layout" svg:width="16.216cm" svg:height="0.962cm" svg:x="5.548cm" svg:y="15.675cm">
          <draw:text-box>
            <text:p text:style-name="P25">All the data from the cloud …. available on your desktop</text:p>
          </draw:text-box>
        </draw:frame>
        <draw:frame draw:style-name="gr20" draw:text-style-name="P26" draw:layer="layout" svg:width="7.186cm" svg:height="0.962cm" svg:x="2.791cm" svg:y="13.093cm">
          <draw:text-box>
            <text:p text:style-name="P25">The Virtual Observatory</text:p>
          </draw:text-box>
        </draw:frame>
        <draw:frame draw:style-name="gr64" draw:text-style-name="P26" draw:layer="layout" svg:width="15.505cm" svg:height="0.962cm" svg:x="5.548cm" svg:y="14.532cm">
          <draw:text-box>
            <text:p text:style-name="P25">If we have done our job right, all the details disappear</text:p>
          </draw:text-box>
        </draw:frame>
      </draw:page>
      <draw:page draw:name="page11"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2"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5" draw:text-style-name="P27" draw:layer="layout" svg:width="5.334cm" svg:height="2.413cm" svg:x="1.889cm" svg:y="11.541cm">
          <text:p text:style-name="P27"><text:span text:style-name="T5">Science priorities</text:span></text:p>
          <text:p text:style-name="P27"><text:span text:style-name="T5">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7" draw:layer="layout" svg:width="5.334cm" svg:height="2.286cm" svg:x="2.27cm" svg:y="4.937cm">
          <text:p text:style-name="P27"><text:span text:style-name="T5">Time-domain</text:span></text:p>
          <text:p text:style-name="P27"><text:span text:style-name="T5">interest gro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7" draw:text-style-name="P27" draw:layer="layout" svg:width="3.175cm" svg:height="0.762cm" svg:x="8.336cm" svg:y="6.08cm">
            <text:p text:style-name="P27"><text:span text:style-name="T4">transients</text:span></text:p>
            <draw:enhanced-geometry svg:viewBox="0 0 21600 21600" draw:type="rectangle" draw:enhanced-path="M 0 0 L 21600 0 21600 21600 0 21600 0 0 Z N"/>
          </draw:custom-shape>
          <draw:custom-shape draw:style-name="gr68" draw:text-style-name="P27" draw:layer="layout" svg:width="3.175cm" svg:height="0.889cm" svg:x="8.336cm" svg:y="6.969cm">
            <text:p text:style-name="P27"><text:span text:style-name="T4">time-series</text:span></text:p>
            <draw:enhanced-geometry svg:viewBox="0 0 21600 21600" draw:type="rectangle" draw:enhanced-path="M 0 0 L 21600 0 21600 21600 0 21600 0 0 Z N"/>
          </draw:custom-shape>
        </draw:g>
        <draw:custom-shape draw:style-name="gr69" draw:text-style-name="P27" draw:layer="layout" svg:width="6.604cm" svg:height="3.937cm" svg:x="12.303cm" svg:y="6.715cm">
          <text:p text:style-name="P27"><text:span text:style-name="T5">Data Access Layer</text:span></text:p>
          <text:p text:style-name="P27"><text:span text:style-name="T5">(DAL)</text:span></text:p>
          <text:p text:style-name="P27"><text:span text:style-name="T5">working gro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7" draw:layer="layout" svg:width="3.294cm" svg:height="0.765cm" svg:x="19.05cm" svg:y="2.829cm">
          <text:p text:style-name="P27"><text:span text:style-name="T4">DAL </text:span><text:span text:style-name="T4">emai</text:span><text:span text:style-name="T4">l list</text:span></text:p>
          <draw:enhanced-geometry svg:viewBox="0 0 21600 21600" draw:type="rectangle" draw:enhanced-path="M 0 0 L 21600 0 21600 21600 0 21600 0 0 Z N"/>
        </draw:custom-shape>
        <draw:g>
          <draw:custom-shape draw:style-name="gr71" draw:text-style-name="P28" draw:layer="layout" svg:width="1.651cm" svg:height="2.286cm" draw:transform="rotate (-3.14159265358979) translate (21.887cm 6.4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2" draw:text-style-name="P30" draw:layer="layout" svg:width="1.651cm" svg:height="1.917cm" svg:x="20.264cm" svg:y="4.357cm">
            <draw:text-box>
              <text:p text:style-name="P29"><text:span text:style-name="T6">Lorem </text:span><text:span text:style-name="T6">ipsum dolor </text:span><text:span text:style-name="T6">sit amet, </text:span><text:span text:style-name="T6">consectetur </text:span><text:span text:style-name="T6">adipiscing </text:span><text:span text:style-name="T6">elit, sed do </text:span><text:span text:style-name="T6">eiusmod….</text:span></text:p>
            </draw:text-box>
          </draw:frame>
        </draw:g>
        <draw:g>
          <draw:custom-shape draw:style-name="gr71" draw:text-style-name="P28" draw:layer="layout" svg:width="1.651cm" svg:height="2.286cm" draw:transform="rotate (-3.14159265358979) translate (21.186cm 6.8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2" draw:text-style-name="P30" draw:layer="layout" svg:width="1.651cm" svg:height="1.917cm" svg:x="19.563cm" svg:y="4.757cm">
            <draw:text-box>
              <text:p text:style-name="P29"><text:span text:style-name="T6">Lorem ipsum dolor sit amet, consectetur adipiscing elit, sed do eiusmod….</text:span></text:p>
            </draw:text-box>
          </draw:frame>
        </draw:g>
        <draw:g>
          <draw:custom-shape draw:style-name="gr71" draw:text-style-name="P28" draw:layer="layout" svg:width="1.651cm" svg:height="2.286cm" draw:transform="rotate (-3.14159265358979) translate (20.786cm 6.6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2" draw:text-style-name="P30" draw:layer="layout" svg:width="1.651cm" svg:height="1.917cm" svg:x="19.163cm" svg:y="4.557cm">
            <draw:text-box>
              <text:p text:style-name="P29"><text:span text:style-name="T6">Lorem ipsum dolor sit amet, consectetur adipiscing elit, sed do eiusmod….</text:span></text:p>
            </draw:text-box>
          </draw:frame>
        </draw:g>
        <draw:g>
          <draw:custom-shape draw:style-name="gr71" draw:text-style-name="P28" draw:layer="layout" svg:width="1.651cm" svg:height="2.286cm" draw:transform="rotate (-3.14159265358979) translate (21.552cm 7.8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2" draw:text-style-name="P30" draw:layer="layout" svg:width="1.651cm" svg:height="1.917cm" svg:x="19.929cm" svg:y="5.759cm">
            <draw:text-box>
              <text:p text:style-name="P29"><text:span text:style-name="T6">Lorem ipsum dolor sit amet, consectetur adipiscing elit, sed do eiusmod….</text:span></text:p>
            </draw:text-box>
          </draw:frame>
        </draw:g>
        <draw:g>
          <draw:custom-shape draw:style-name="gr71" draw:text-style-name="P28" draw:layer="layout" svg:width="1.651cm" svg:height="2.286cm" draw:transform="rotate (-3.14159265358979) translate (23.751cm 7.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2" draw:text-style-name="P30" draw:layer="layout" svg:width="1.651cm" svg:height="1.917cm" svg:x="22.128cm" svg:y="5.859cm">
            <draw:text-box>
              <text:p text:style-name="P29"><text:span text:style-name="T6">Lorem ipsum dolor sit amet, consectetur adipiscing elit, sed do eiusmod….</text:span></text:p>
            </draw:text-box>
          </draw:frame>
        </draw:g>
        <draw:g>
          <draw:custom-shape draw:style-name="gr71" draw:text-style-name="P28" draw:layer="layout" svg:width="1.651cm" svg:height="2.286cm" draw:transform="rotate (-3.14159265358979) translate (22.451cm 8.3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2" draw:text-style-name="P30" draw:layer="layout" svg:width="1.651cm" svg:height="1.917cm" svg:x="20.828cm" svg:y="6.259cm">
            <draw:text-box>
              <text:p text:style-name="P29"><text:span text:style-name="T6">Lorem ipsum dolor sit amet, consectetur adipiscing elit, sed do eiusmod….</text:span></text:p>
            </draw:text-box>
          </draw:frame>
        </draw:g>
        <draw:custom-shape draw:style-name="gr73" draw:text-style-name="P27" draw:layer="layout" svg:width="4.191cm" svg:height="1.143cm" svg:x="15.224cm" svg:y="12.241cm">
          <text:p text:style-name="P27"><text:span text:style-name="T4">RFC </text:span><text:span text:style-name="T4">docu</text:span><text:span text:style-name="T4">men</text:span><text:span text:style-name="T4">t</text:span></text:p>
          <draw:enhanced-geometry svg:viewBox="0 0 21600 21600" draw:type="rectangle" draw:enhanced-path="M 0 0 L 21600 0 21600 21600 0 21600 0 0 Z N"/>
        </draw:custom-shape>
        <draw:g>
          <draw:custom-shape draw:style-name="gr74" draw:text-style-name="P31" draw:layer="layout" svg:width="1.651cm" svg:height="2.286cm" draw:transform="rotate (-3.14159265358979) translate (17.274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5" draw:text-style-name="P27" draw:layer="layout" svg:width="1.454cm" svg:height="2.032cm" svg:x="15.694cm" svg:y="13.665cm">
            <draw:image xlink:href="Pictures/1000020100000286000003874D3CA100FD2AE91D.png" xlink:type="simple" xlink:show="embed" xlink:actuate="onLoad" loext:mime-type="image/png">
              <text:p/>
            </draw:image>
          </draw:frame>
        </draw:g>
        <draw:g>
          <draw:custom-shape draw:style-name="gr74" draw:text-style-name="P31" draw:layer="layout" svg:width="1.651cm" svg:height="2.286cm" draw:transform="rotate (-3.14159265358979) translate (19.074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5" draw:text-style-name="P27" draw:layer="layout" svg:width="1.454cm" svg:height="2.032cm" svg:x="17.494cm" svg:y="13.665cm">
            <draw:image xlink:href="Pictures/1000020100000286000003874D3CA100FD2AE91D.png" xlink:type="simple" xlink:show="embed" xlink:actuate="onLoad" loext:mime-type="image/png">
              <text:p/>
            </draw:image>
          </draw:frame>
        </draw:g>
        <draw:custom-shape draw:style-name="gr76" draw:text-style-name="P27" draw:layer="layout" svg:width="6.096cm" svg:height="1.143cm" svg:x="21.955cm" svg:y="12.241cm">
          <text:p text:style-name="P27"><text:span text:style-name="T4">IVOA recommendation</text:span></text:p>
          <draw:enhanced-geometry svg:viewBox="0 0 21600 21600" draw:type="rectangle" draw:enhanced-path="M 0 0 L 21600 0 21600 21600 0 21600 0 0 Z N"/>
        </draw:custom-shape>
        <draw:g>
          <draw:custom-shape draw:style-name="gr74" draw:text-style-name="P31" draw:layer="layout" svg:width="1.651cm" svg:height="2.286cm" draw:transform="rotate (-3.14159265358979) translate (23.9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5" draw:text-style-name="P27"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74" draw:text-style-name="P31" draw:layer="layout" svg:width="1.651cm" svg:height="2.286cm" draw:transform="rotate (-3.14159265358979) translate (25.7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5" draw:text-style-name="P27"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74" draw:text-style-name="P31" draw:layer="layout" svg:width="1.651cm" svg:height="2.286cm" draw:transform="rotate (-3.14159265358979) translate (27.5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5" draw:text-style-name="P27"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77" draw:text-style-name="P31" draw:layer="layout" svg:width="1.144cm" svg:height="1.796cm" svg:x="23.054cm" svg:y="3.4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8" draw:text-style-name="P32" draw:layer="layout" svg:width="0.98cm" svg:height="1.634cm" svg:x="23.135cm" svg:y="3.5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7" draw:text-style-name="P31" draw:layer="layout" svg:width="1.144cm" svg:height="1.796cm" svg:x="23.837cm" svg:y="3.7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9" draw:text-style-name="P33" draw:layer="layout" svg:width="0.98cm" svg:height="1.634cm" svg:x="23.918cm" svg:y="3.8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7" draw:text-style-name="P31" draw:layer="layout" svg:width="1.144cm" svg:height="1.796cm" svg:x="22.271cm" svg:y="3.7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9" draw:text-style-name="P33" draw:layer="layout" svg:width="0.98cm" svg:height="1.634cm" svg:x="22.352cm" svg:y="3.8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7" draw:text-style-name="P31" draw:layer="layout" svg:width="1.144cm" svg:height="1.796cm" svg:x="24.526cm" svg:y="4.0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8" draw:text-style-name="P32" draw:layer="layout" svg:width="0.98cm" svg:height="1.634cm" svg:x="24.607cm" svg:y="4.1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80" draw:text-style-name="P34" draw:layer="layout" svg:width="4.676cm" svg:height="1.505cm" svg:x="23.83cm" svg:y="5.788cm">
          <draw:text-box>
            <text:p text:style-name="P27"><text:span text:style-name="T5">Everyone </text:span><text:span text:style-name="T5">invited</text:span></text:p>
            <text:p text:style-name="P27"><text:span text:style-name="T5">to discuss</text:span></text:p>
          </draw:text-box>
        </draw:frame>
        <draw:frame draw:style-name="gr80" draw:text-style-name="P35" draw:layer="layout" svg:width="5.087cm" svg:height="0.607cm" svg:x="22.591cm" svg:y="2.905cm">
          <draw:text-box>
            <text:p><text:span text:style-name="T7">http://mail.ivoa.net/pipermail/dal/</text:span></text:p>
          </draw:text-box>
        </draw:frame>
        <draw:g>
          <draw:frame draw:style-name="gr75" draw:text-style-name="P27" draw:layer="layout" svg:width="2.165cm" svg:height="0.883cm" svg:x="23.081cm" svg:y="10.693cm">
            <draw:image xlink:href="Pictures/10000201000003E80000019AADF5A7052D0C3306.png" xlink:type="simple" xlink:show="embed" xlink:actuate="onLoad" loext:mime-type="image/png">
              <text:p/>
            </draw:image>
          </draw:frame>
          <draw:frame draw:style-name="gr75" draw:text-style-name="P27" draw:layer="layout" svg:width="1.627cm" svg:height="1.35cm" svg:x="25.154cm" svg:y="10.445cm">
            <draw:image xlink:href="Pictures/100002010000032000000299C7C2EF356DDBA61F.png" xlink:type="simple" xlink:show="embed" xlink:actuate="onLoad" loext:mime-type="image/png">
              <text:p/>
            </draw:image>
          </draw:frame>
        </draw:g>
        <draw:custom-shape draw:style-name="gr81" draw:text-style-name="P27"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77" draw:text-style-name="P31" draw:layer="layout" svg:width="0.683cm" svg:height="0.93cm" svg:x="12.34cm" svg:y="15.25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2" draw:layer="layout" svg:width="0.586cm" svg:height="0.846cm" svg:x="12.388cm" svg:y="15.293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7" draw:text-style-name="P31" draw:layer="layout" svg:width="0.683cm" svg:height="0.93cm" svg:x="12.808cm" svg:y="15.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9" draw:text-style-name="P33" draw:layer="layout" svg:width="0.586cm" svg:height="0.846cm" svg:x="12.856cm" svg:y="15.46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7" draw:text-style-name="P31" draw:layer="layout" svg:width="0.683cm" svg:height="0.93cm" svg:x="11.872cm" svg:y="15.42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9" draw:text-style-name="P33" draw:layer="layout" svg:width="0.586cm" svg:height="0.846cm" svg:x="11.92cm" svg:y="15.463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7" draw:text-style-name="P31" draw:layer="layout" svg:width="0.683cm" svg:height="0.93cm" svg:x="13.22cm" svg:y="15.5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2" draw:layer="layout" svg:width="0.586cm" svg:height="0.846cm" svg:x="13.268cm" svg:y="15.63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80" draw:text-style-name="P34" draw:layer="layout" svg:width="5.184cm" svg:height="1.673cm" svg:x="10.537cm" svg:y="16.275cm">
          <draw:text-box>
            <text:p text:style-name="P27">Everyone invited</text:p>
            <text:p text:style-name="P27">to comment</text:p>
          </draw:text-box>
        </draw:frame>
        <draw:custom-shape draw:style-name="gr81" draw:text-style-name="P27" draw:layer="layout" svg:width="1.905cm" svg:height="1.016cm" draw:transform="rotate (0.608945376020822) translate (13.446cm 15.0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27" draw:layer="layout" svg:width="1.906cm" svg:height="1.016cm" draw:transform="rotate (1.5707963267949) translate (16.522cm 11.908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2" draw:text-style-name="P27"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13" draw:layer="layout" svg:width="4.572cm" svg:height="1.615cm" svg:x="4.569cm" svg:y="9.779cm">
          <text:p text:style-name="P27"><text:span text:style-name="T4">Science priorities</text:span></text:p>
          <text:p text:style-name="P27"><text:span text:style-name="T4">for 2018-2019</text:span></text:p>
          <draw:enhanced-geometry svg:viewBox="0 0 21600 21600" draw:type="rectangle" draw:enhanced-path="M 0 0 L 21600 0 21600 21600 0 21600 0 0 Z N"/>
        </draw:custom-shape>
        <draw:custom-shape draw:style-name="gr83" draw:text-style-name="P13" draw:layer="layout" svg:width="4.572cm" svg:height="1.615cm" svg:x="8.469cm" svg:y="11.279cm">
          <text:p text:style-name="P27"><text:span text:style-name="T4">multi-messenger</text:span></text:p>
          <text:p text:style-name="P27"><text:span text:style-name="T4">astronomy</text:span></text:p>
          <draw:enhanced-geometry svg:viewBox="0 0 21600 21600" draw:type="rectangle" draw:enhanced-path="M 0 0 L 21600 0 21600 21600 0 21600 0 0 Z N"/>
        </draw:custom-shape>
        <draw:g>
          <draw:g>
            <draw:path draw:style-name="gr77" draw:text-style-name="P31"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2"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7" draw:text-style-name="P31"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9" draw:text-style-name="P33"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7" draw:text-style-name="P31"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9" draw:text-style-name="P33"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7" draw:text-style-name="P31"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2"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80" draw:text-style-name="P34" draw:layer="layout" svg:width="4.376cm" svg:height="1.673cm" svg:x="17.787cm" svg:y="16.98cm">
          <draw:text-box>
            <text:p text:style-name="P27">Everyone can</text:p>
            <text:p text:style-name="P27">raise issues</text:p>
          </draw:text-box>
        </draw:frame>
        <draw:custom-shape draw:style-name="gr81" draw:text-style-name="P27"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17:08:17.964299481</dc:date>
    <meta:editing-duration>PT1H45M21S</meta:editing-duration>
    <meta:editing-cycles>12</meta:editing-cycles>
    <meta:generator>LibreOffice/6.4.7.2$Linux_X86_64 LibreOffice_project/40$Build-2</meta:generator>
    <meta:document-statistic meta:object-count="994"/>
  </office:meta>
</office:document-meta>
</file>